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ddde2" officeooo:paragraph-rsid="000ddde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DFS</text:p>
      <text:p text:style-name="Standard">#include&lt;stdio.h&gt;</text:p>
      <text:p text:style-name="Standard"/>
      <text:p text:style-name="Standard">void DFS(int);</text:p>
      <text:p text:style-name="Standard">int G[10][10],visited[10],n;</text:p>
      <text:p text:style-name="Standard">void main()</text:p>
      <text:p text:style-name="Standard">{</text:p>
      <text:p text:style-name="Standard"><text:s text:c="4"/>int i,j;</text:p>
      <text:p text:style-name="Standard"><text:s text:c="4"/>printf("Enter number of vertices:");</text:p>
      <text:p text:style-name="Standard"/>
      <text:p text:style-name="Standard">scanf("%d",&amp;n);</text:p>
      <text:p text:style-name="Standard"/>
      <text:p text:style-name="Standard">printf("\nEnter adjecency matrix of the graph:");</text:p>
      <text:p text:style-name="Standard"/>
      <text:p text:style-name="Standard">for(i=0;i&lt;n;i++)</text:p>
      <text:p text:style-name="Standard"><text:s text:c="7"/>for(j=0;j&lt;n;j++)</text:p>
      <text:p text:style-name="Standard">scanf("%d",&amp;G[i][j]);</text:p>
      <text:p text:style-name="Standard"/>
      <text:p text:style-name="Standard"><text:s text:c="3"/>for(i=0;i&lt;n;i++)</text:p>
      <text:p text:style-name="Standard"><text:s text:c="8"/>visited[i]=0;</text:p>
      <text:p text:style-name="Standard"><text:s text:c="4"/>DFS(0);</text:p>
      <text:p text:style-name="Standard">}</text:p>
      <text:p text:style-name="Standard">void DFS(int i)</text:p>
      <text:p text:style-name="Standard">{</text:p>
      <text:p text:style-name="Standard"><text:s text:c="4"/>int j;</text:p>
      <text:p text:style-name="Standard">printf("\n%d",i);</text:p>
      <text:p text:style-name="Standard"><text:s text:c="4"/>visited[i]=1;</text:p>
      <text:p text:style-name="Standard">for(j=0;j&lt;n;j++)</text:p>
      <text:p text:style-name="Standard"><text:s text:c="7"/>if(!visited[j]&amp;&amp;G[i][j]==1)</text:p>
      <text:p text:style-name="Standard"><text:s text:c="12"/>DFS(j);</text:p>
      <text:p text:style-name="Standard">}</text:p>
      <text:p text:style-name="Standard"/>
      <text:p text:style-name="P1">2.BFS</text:p>
      <text:p text:style-name="P1">#include &lt;stdio.h&gt;</text:p>
      <text:p text:style-name="P1"/>
      <text:p text:style-name="P1">int n, i, j, visited[10], queue[10], front = -1, rear = -1;</text:p>
      <text:p text:style-name="P1">int adj[10][10];</text:p>
      <text:p text:style-name="P1"/>
      <text:p text:style-name="P1">void bfs(int v)</text:p>
      <text:p text:style-name="P1">{</text:p>
      <text:p text:style-name="P1"><text:s text:c="4"/>for (i = 1; i &lt;= n; i++)</text:p>
      <text:p text:style-name="P1"><text:s text:c="8"/>if (adj[v][i] &amp;&amp; !visited[i])</text:p>
      <text:p text:style-name="P1"><text:s text:c="12"/>queue[++rear] = i;</text:p>
      <text:p text:style-name="P1"><text:s text:c="4"/>if (front &lt;= rear)</text:p>
      <text:p text:style-name="P1"><text:s text:c="4"/>{</text:p>
      <text:p text:style-name="P1"><text:s text:c="8"/>visited[queue[front]] = 1;</text:p>
      <text:p text:style-name="P1"><text:s text:c="8"/>bfs(queue[front++]);</text:p>
      <text:p text:style-name="P1"><text:s text:c="4"/>}</text:p>
      <text:p text:style-name="P1">}</text:p>
      <text:p text:style-name="P1"/>
      <text:p text:style-name="P1">void main()</text:p>
      <text:p text:style-name="P1">{</text:p>
      <text:p text:style-name="P1"><text:soft-page-break/><text:s text:c="4"/>int v;</text:p>
      <text:p text:style-name="P1"><text:s text:c="4"/>printf("Enter the number of vertices: ");</text:p>
      <text:p text:style-name="P1"><text:s text:c="4"/>scanf("%d", &amp;n);</text:p>
      <text:p text:style-name="P1"><text:s text:c="4"/>for (i = 1; i &lt;= n; i++)</text:p>
      <text:p text:style-name="P1"><text:s text:c="4"/>{</text:p>
      <text:p text:style-name="P1"><text:s text:c="8"/>queue[i] = 0;</text:p>
      <text:p text:style-name="P1"><text:s text:c="8"/>visited[i] = 0;</text:p>
      <text:p text:style-name="P1"><text:s text:c="4"/>}</text:p>
      <text:p text:style-name="P1"><text:s text:c="4"/>printf("Enter graph data in matrix form: <text:s text:c="3"/>\n");</text:p>
      <text:p text:style-name="P1"><text:s text:c="4"/>for (i = 1; i &lt;= n; i++)</text:p>
      <text:p text:style-name="P1"><text:s text:c="8"/>for (j = 1; j &lt;= n; j++)</text:p>
      <text:p text:style-name="P1"><text:s text:c="12"/>scanf("%d", &amp;adj[i][j]);</text:p>
      <text:p text:style-name="P1"><text:s text:c="4"/>printf("Enter the starting vertex: ");</text:p>
      <text:p text:style-name="P1"><text:s text:c="4"/>scanf("%d", &amp;v);</text:p>
      <text:p text:style-name="P1"><text:s text:c="4"/>bfs(v);</text:p>
      <text:p text:style-name="P1"><text:s text:c="4"/>printf("The node which are reachable are: <text:s text:c="3"/>\n");</text:p>
      <text:p text:style-name="P1"><text:s text:c="4"/>for (i = 1; i &lt;= n; i++)</text:p>
      <text:p text:style-name="P1"><text:s text:c="8"/>if (visited[i])</text:p>
      <text:p text:style-name="P1"><text:s text:c="12"/>printf("%d\t", i);</text:p>
      <text:p text:style-name="P1"><text:s text:c="8"/>else</text:p>
      <text:p text:style-name="P1"><text:s text:c="12"/>printf("BFS is not possible. Not all nodes are reachable");</text:p>
      <text:p text:style-name="P1"><text:s text:c="4"/>return 0;</text:p>
      <text:p text:style-name="P1">}</text:p>
      <text:p text:style-name="P1"/>
      <text:p text:style-name="P1">3.QUICK SORT:</text:p>
      <text:p text:style-name="P1">#include&lt;stdio.h&gt;</text:p>
      <text:p text:style-name="P1">void quicksort(int number[25],int first,int last){</text:p>
      <text:p text:style-name="P1"><text:s text:c="3"/>int i, j, pivot, temp;</text:p>
      <text:p text:style-name="P1"/>
      <text:p text:style-name="P1"><text:s text:c="3"/>if(first&lt;last){</text:p>
      <text:p text:style-name="P1"><text:s text:c="6"/>pivot=first;</text:p>
      <text:p text:style-name="P1"><text:s text:c="6"/>i=first;</text:p>
      <text:p text:style-name="P1"><text:s text:c="6"/>j=last;</text:p>
      <text:p text:style-name="P1"/>
      <text:p text:style-name="P1"><text:s text:c="6"/>while(i&lt;j){</text:p>
      <text:p text:style-name="P1"><text:s text:c="9"/>while(number[i]&lt;=number[pivot]&amp;&amp;i&lt;last)</text:p>
      <text:p text:style-name="P1"><text:s text:c="12"/>i++;</text:p>
      <text:p text:style-name="P1"><text:s text:c="9"/>while(number[j]&gt;number[pivot])</text:p>
      <text:p text:style-name="P1"><text:s text:c="12"/>j--;</text:p>
      <text:p text:style-name="P1"><text:s text:c="9"/>if(i&lt;j){</text:p>
      <text:p text:style-name="P1"><text:s text:c="12"/>temp=number[i];</text:p>
      <text:p text:style-name="P1"><text:s text:c="12"/>number[i]=number[j];</text:p>
      <text:p text:style-name="P1"><text:s text:c="12"/>number[j]=temp;</text:p>
      <text:p text:style-name="P1"><text:s text:c="9"/>}</text:p>
      <text:p text:style-name="P1"><text:s text:c="6"/>}</text:p>
      <text:p text:style-name="P1"/>
      <text:p text:style-name="P1"><text:s text:c="6"/>temp=number[pivot];</text:p>
      <text:p text:style-name="P1"><text:s text:c="6"/>number[pivot]=number[j];</text:p>
      <text:p text:style-name="P1"><text:s text:c="6"/>number[j]=temp;</text:p>
      <text:p text:style-name="P1"><text:s text:c="6"/>quicksort(number,first,j-1);</text:p>
      <text:p text:style-name="P1"><text:s text:c="6"/>quicksort(number,j+1,last);</text:p>
      <text:p text:style-name="P1"/>
      <text:p text:style-name="P1"><text:soft-page-break/><text:s text:c="3"/>}</text:p>
      <text:p text:style-name="P1">}</text:p>
      <text:p text:style-name="P1"/>
      <text:p text:style-name="P1">int main(){</text:p>
      <text:p text:style-name="P1"><text:s text:c="3"/>int i, count, number[25];</text:p>
      <text:p text:style-name="P1"/>
      <text:p text:style-name="P1"><text:s text:c="3"/>printf("How many elements are u going to enter?: ");</text:p>
      <text:p text:style-name="P1"><text:s text:c="3"/>scanf("%d",&amp;count);</text:p>
      <text:p text:style-name="P1"/>
      <text:p text:style-name="P1"><text:s text:c="3"/>printf("Enter %d elements: ", count);</text:p>
      <text:p text:style-name="P1"><text:s text:c="3"/>for(i=0;i&lt;count;i++)</text:p>
      <text:p text:style-name="P1"><text:s text:c="6"/>scanf("%d",&amp;number[i]);</text:p>
      <text:p text:style-name="P1"/>
      <text:p text:style-name="P1"><text:s text:c="3"/>quicksort(number,0,count-1);</text:p>
      <text:p text:style-name="P1"/>
      <text:p text:style-name="P1"><text:s text:c="3"/>printf("Order of Sorted elements: ");</text:p>
      <text:p text:style-name="P1"><text:s text:c="3"/>for(i=0;i&lt;count;i++)</text:p>
      <text:p text:style-name="P1"><text:s text:c="6"/>printf(" %d",number[i]);</text:p>
      <text:p text:style-name="P1"/>
      <text:p text:style-name="P1"><text:s text:c="3"/>return 0;</text:p>
      <text:p text:style-name="P1">}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5T15:11:22.278454954</meta:creation-date>
    <dc:date>2023-06-15T15:20:00.661563666</dc:date>
    <meta:editing-duration>PT8M38S</meta:editing-duration>
    <meta:editing-cycles>2</meta:editing-cycles>
    <meta:generator>LibreOffice/7.3.2.2$Linux_X86_64 LibreOffice_project/30$Build-2</meta:generator>
    <meta:document-statistic meta:table-count="0" meta:image-count="0" meta:object-count="0" meta:page-count="3" meta:paragraph-count="105" meta:word-count="253" meta:character-count="2278" meta:non-whitespace-character-count="1680"/>
  </office:meta>
</office:document-meta>
</file>